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862cm" svg:height="9.709cm" svg:x="0.195cm" svg:y="4.986cm">
            <draw:object draw:notify-on-update-of-ranges="Sheet1.A1:Sheet1.A1 Sheet1.A2:Sheet1.A10 Sheet1.D1:Sheet1.D1 Sheet1.D2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Far</text:p>
          </table:table-cell>
          <table:table-cell office:value-type="string" calcext:value-type="string">
            <text:p>Near (const)</text:p>
          </table:table-cell>
          <table:table-cell office:value-type="string" calcext:value-type="string">
            <text:p>C (const)</text:p>
          </table:table-cell>
          <table:table-cell office:value-type="string" calcext:value-type="string">
            <text:p>FC</text:p>
          </table:table-cell>
          <table:table-cell table:number-columns-repeated="3"/>
        </table:table-row>
        <table:table-row table:style-name="ro1">
          <table:table-cell office:value-type="float" office:value="1E+019" calcext:value-type="float">
            <text:p>1.00E+19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/LN([.A2]*[.C2]+1)" office:value-type="float" office:value="0.025546734229603" calcext:value-type="float">
            <text:p>0.025546734229603</text:p>
          </table:table-cell>
          <table:table-cell/>
          <table:table-cell table:style-name="ce2" office:value-type="string" calcext:value-type="string" table:number-columns-spanned="2" table:number-rows-spanned="2">
            <text:p>8.8e26 metres — universe scale</text:p>
          </table:table-cell>
          <table:covered-table-cell/>
        </table:table-row>
        <table:table-row table:style-name="ro1">
          <table:table-cell office:value-type="float" office:value="1E+020" calcext:value-type="float">
            <text:p>1.00E+20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/LN([.A3]*[.C3]+1)" office:value-type="float" office:value="0.0241274712168473" calcext:value-type="float">
            <text:p>0.0241274712168473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1E+021" calcext:value-type="float">
            <text:p>1.00E+21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/LN([.A4]*[.C4]+1)" office:value-type="float" office:value="0.0228576043106975" calcext:value-type="float">
            <text:p>0.0228576043106975</text:p>
          </table:table-cell>
          <table:table-cell/>
          <table:table-cell table:style-name="ce3" office:value-type="string" calcext:value-type="string" table:number-columns-spanned="2" table:number-rows-spanned="4">
            <text:p><text:a xlink:href="https://outerra.blogspot.com/2012/11/maximizing-depth-buffer-range-and.html" xlink:type="simple">https://outerra.blogspot.com/2012/11/maximizing-depth-buffer-range-and.html</text:a></text:p>
          </table:table-cell>
          <table:covered-table-cell/>
        </table:table-row>
        <table:table-row table:style-name="ro1">
          <table:table-cell office:value-type="float" office:value="1E+022" calcext:value-type="float">
            <text:p>1.00E+22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/LN([.A5]*[.C5]+1)" office:value-type="float" office:value="0.0217147240951626" calcext:value-type="float">
            <text:p>0.0217147240951626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1E+023" calcext:value-type="float">
            <text:p>1.00E+23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/LN([.A6]*[.C6]+1)" office:value-type="float" office:value="0.0206806896144406" calcext:value-type="float">
            <text:p>0.0206806896144406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1E+024" calcext:value-type="float">
            <text:p>1.00E+24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/LN([.A7]*[.C7]+1)" office:value-type="float" office:value="0.0197406582683296" calcext:value-type="float">
            <text:p>0.0197406582683296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1E+025" calcext:value-type="float">
            <text:p>1.00E+25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/LN([.A8]*[.C8]+1)" office:value-type="float" office:value="0.0188823687784023" calcext:value-type="float">
            <text:p>0.0188823687784023</text:p>
          </table:table-cell>
          <table:table-cell table:number-columns-repeated="3"/>
        </table:table-row>
        <table:table-row table:style-name="ro1">
          <table:table-cell office:value-type="float" office:value="1E+026" calcext:value-type="float">
            <text:p>1.00E+26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/LN([.A9]*[.C9]+1)" office:value-type="float" office:value="0.0180956034126355" calcext:value-type="float">
            <text:p>0.0180956034126355</text:p>
          </table:table-cell>
          <table:table-cell table:number-columns-repeated="3"/>
        </table:table-row>
        <table:table-row table:style-name="ro1">
          <table:table-cell office:value-type="float" office:value="1E+027" calcext:value-type="float">
            <text:p>1.00E+27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1/LN([.A10]*[.C10]+1)" office:value-type="float" office:value="0.0173717792761301" calcext:value-type="float">
            <text:p>0.01737177927613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16:08:39.258389823</meta:creation-date>
    <dc:date>2022-03-26T16:20:41.977556427</dc:date>
    <meta:editing-duration>PT12M3S</meta:editing-duration>
    <meta:editing-cycles>2</meta:editing-cycles>
    <meta:generator>LibreOffice/7.2.3.2$Linux_X86_64 LibreOffice_project/d166454616c1632304285822f9c83ce2e660fd9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63cm" svg:height="9.71cm" xlink:href=".." xlink:type="simple" chart:class="chart:scatter" chart:style-name="ch1">
        <chart:legend chart:legend-position="end" svg:x="14.069cm" svg:y="4.556cm" style:legend-expansion="high" chart:style-name="ch2"/>
        <chart:plot-area chart:style-name="ch3" table:cell-range-address="Sheet1.A1:Sheet1.A10 Sheet1.D1:Sheet1.D10" chart:data-source-has-labels="row" svg:x="0.308cm" svg:y="0.194cm" svg:width="13.465cm" svg:height="8.151cm">
          <chart:coordinate-region svg:x="1.406cm" svg:y="0.393cm" svg:width="11.624cm" svg:height="7.30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D2:Sheet1.D10" chart:label-cell-address="Sheet1.D1:Sheet1.D1" chart:class="chart:scatter">
            <chart:domain table:cell-range-address="Sheet1.A2:Sheet1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E+019">
                <text:p>1E+019</text:p>
                <draw:g>
                  <svg:desc>Sheet1.A2:Sheet1.A10</svg:desc>
                </draw:g>
              </table:table-cell>
              <table:table-cell office:value-type="float" office:value="0.025546734229603">
                <text:p>0.025546734229603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E+020">
                <text:p>1E+020</text:p>
              </table:table-cell>
              <table:table-cell office:value-type="float" office:value="0.0241274712168473">
                <text:p>0.0241274712168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E+021">
                <text:p>1E+021</text:p>
              </table:table-cell>
              <table:table-cell office:value-type="float" office:value="0.0228576043106975">
                <text:p>0.022857604310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E+022">
                <text:p>1E+022</text:p>
              </table:table-cell>
              <table:table-cell office:value-type="float" office:value="0.0217147240951626">
                <text:p>0.0217147240951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E+023">
                <text:p>1E+023</text:p>
              </table:table-cell>
              <table:table-cell office:value-type="float" office:value="0.0206806896144406">
                <text:p>0.0206806896144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E+024">
                <text:p>1E+024</text:p>
              </table:table-cell>
              <table:table-cell office:value-type="float" office:value="0.0197406582683296">
                <text:p>0.0197406582683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E+025">
                <text:p>1E+025</text:p>
              </table:table-cell>
              <table:table-cell office:value-type="float" office:value="0.0188823687784023">
                <text:p>0.0188823687784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E+026">
                <text:p>1E+026</text:p>
              </table:table-cell>
              <table:table-cell office:value-type="float" office:value="0.0180956034126355">
                <text:p>0.0180956034126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E+027">
                <text:p>1E+027</text:p>
              </table:table-cell>
              <table:table-cell office:value-type="float" office:value="0.0173717792761301">
                <text:p>0.0173717792761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d166454616c1632304285822f9c83ce2e660fd9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